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bd3" officeooo:paragraph-rsid="00092b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gogu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11:25:34.780934000</meta:creation-date>
    <dc:date>2025-03-31T11:25:39.591783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25.2.2.2$Windows_X86_64 LibreOffice_project/7370d4be9e3cf6031a51beef54ff3bda878e3fac</meta:generator>
  </office:meta>
</office:document-meta>
</file>